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ya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nyaSourceFactory.contextualize( Context _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SourceFactory.getSource( final String location , final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enyaSourceFactory.getUsecaseSession(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enyaSourceFactory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SourceFactory.getSession( String sess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